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 Light2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 Light2" fo:font-size="11pt" officeooo:rsid="0015a2d9" officeooo:paragraph-rsid="0015a2d9" style:font-size-asian="11pt" style:font-size-complex="11pt"/>
    </style:style>
    <style:style style:name="P2" style:family="paragraph" style:parent-style-name="Standard">
      <style:text-properties style:font-name="Calibri Light2" fo:font-size="11pt" officeooo:paragraph-rsid="001726ab" style:font-size-asian="11pt" style:font-size-complex="11pt"/>
    </style:style>
    <style:style style:name="P3" style:family="paragraph" style:parent-style-name="Standard">
      <style:text-properties style:font-name="Calibri Light2" fo:font-size="11pt" officeooo:paragraph-rsid="001a36c9" style:font-size-asian="11pt" style:font-size-complex="11pt"/>
    </style:style>
    <style:style style:name="P4" style:family="paragraph" style:parent-style-name="Standard">
      <style:text-properties style:font-name="Calibri Light2" fo:font-size="11pt" officeooo:paragraph-rsid="001d87ec" style:font-size-asian="11pt" style:font-size-complex="11pt"/>
    </style:style>
    <style:style style:name="P5" style:family="paragraph" style:parent-style-name="Standard">
      <style:text-properties style:font-name="Calibri Light2" fo:font-size="11pt" style:font-size-asian="11pt" style:font-size-complex="11pt"/>
    </style:style>
    <style:style style:name="P6" style:family="paragraph" style:parent-style-name="Standard">
      <style:text-properties style:font-name="Calibri Light2" fo:font-size="11pt" officeooo:paragraph-rsid="001f4dcb" style:font-size-asian="11pt" style:font-size-complex="11pt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Calibri Light2" fo:font-size="9pt" fo:font-style="italic" officeooo:paragraph-rsid="001b1cc2" style:font-size-asian="9pt" style:font-style-asian="italic" style:font-size-complex="9pt" style:font-style-complex="italic"/>
    </style:style>
    <style:style style:name="P8" style:family="paragraph" style:parent-style-name="Standard">
      <style:text-properties style:font-name="Calibri Light" fo:font-size="12pt" style:font-size-asian="12pt" style:font-name-complex="Calibri Light1" style:font-size-complex="12pt"/>
    </style:style>
    <style:style style:name="P9" style:family="paragraph" style:parent-style-name="Standard">
      <style:text-properties style:font-name="Calibri Light" fo:font-size="9pt" fo:font-weight="bold" officeooo:paragraph-rsid="0020c14b" style:font-size-asian="9pt" style:font-weight-asian="bold" style:font-name-complex="Calibri Light1" style:font-size-complex="9pt" style:font-weight-complex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Calibri Light2" fo:font-size="13pt" fo:font-weight="bold" style:font-size-asian="13pt" style:font-weight-asian="bold" style:font-name-complex="Calibri Light1" style:font-size-complex="13pt"/>
    </style:style>
    <style:style style:name="P11" style:family="paragraph" style:parent-style-name="Standard" style:list-style-name="L1">
      <style:text-properties style:font-name="Calibri Light2" fo:font-size="11pt" officeooo:rsid="001726ab" officeooo:paragraph-rsid="001726ab" style:font-size-asian="11pt" style:font-size-complex="11pt"/>
    </style:style>
    <style:style style:name="P12" style:family="paragraph" style:parent-style-name="Standard" style:list-style-name="L1">
      <style:text-properties style:font-name="Calibri Light2" fo:font-size="11pt" officeooo:rsid="001726ab" officeooo:paragraph-rsid="001b1cc2" style:font-size-asian="11pt" style:font-size-complex="11pt"/>
    </style:style>
    <style:style style:name="P13" style:family="paragraph" style:parent-style-name="Standard" style:list-style-name="L1">
      <style:text-properties style:font-name="Calibri Light2" fo:font-size="11pt" officeooo:rsid="001726ab" officeooo:paragraph-rsid="001f4dcb" style:font-size-asian="11pt" style:font-size-complex="11pt"/>
    </style:style>
    <style:style style:name="P14" style:family="paragraph" style:parent-style-name="Standard" style:list-style-name="L1">
      <style:text-properties style:font-name="Calibri Light2" fo:font-size="11pt" officeooo:paragraph-rsid="001726ab" style:font-size-asian="11pt" style:font-size-complex="11pt"/>
    </style:style>
    <style:style style:name="P15" style:family="paragraph" style:parent-style-name="Standard" style:list-style-name="L1">
      <style:text-properties style:font-name="Calibri Light2" fo:font-size="11pt" officeooo:paragraph-rsid="001d87ec" style:font-size-asian="11pt" style:font-size-complex="11pt"/>
    </style:style>
    <style:style style:name="P16" style:family="paragraph" style:parent-style-name="Standard" style:list-style-name="L1">
      <style:text-properties style:font-name="Calibri Light2" fo:font-size="11pt" officeooo:rsid="001a36c9" officeooo:paragraph-rsid="001d3cf3" style:font-size-asian="11pt" style:font-size-complex="11pt"/>
    </style:style>
    <style:style style:name="P17" style:family="paragraph" style:parent-style-name="Standard" style:list-style-name="L1">
      <style:text-properties style:font-name="Calibri Light2" fo:font-size="11pt" fo:font-weight="normal" officeooo:rsid="001aaa02" officeooo:paragraph-rsid="001d3cf3" style:font-size-asian="11pt" style:font-weight-asian="normal" style:font-name-complex="Calibri Light1" style:font-size-complex="11pt" style:font-weight-complex="normal"/>
    </style:style>
    <style:style style:name="P18" style:family="paragraph" style:parent-style-name="Standard" style:list-style-name="L1">
      <style:text-properties style:font-name="Calibri Light2" fo:font-size="11pt" fo:font-weight="bold" officeooo:rsid="001d3cf3" officeooo:paragraph-rsid="001d3cf3" style:font-size-asian="11pt" style:font-weight-asian="bold" style:font-size-complex="11pt" style:font-weight-complex="bold"/>
    </style:style>
    <style:style style:name="P19" style:family="paragraph" style:parent-style-name="Standard" style:list-style-name="L1">
      <style:text-properties style:font-name="Calibri Light2" fo:font-size="11pt" fo:font-weight="bold" officeooo:rsid="001d3cf3" officeooo:paragraph-rsid="001d87ec" style:font-size-asian="11pt" style:font-weight-asian="bold" style:font-size-complex="11pt" style:font-weight-complex="bold"/>
    </style:style>
    <style:style style:name="P20" style:family="paragraph" style:parent-style-name="Standard" style:list-style-name="L1">
      <style:text-properties style:font-name="Calibri Light2" fo:font-size="9pt" fo:font-weight="normal" officeooo:rsid="001a36c9" officeooo:paragraph-rsid="001a36c9" style:font-size-asian="9pt" style:font-weight-asian="normal" style:font-name-complex="Calibri Light1" style:font-size-complex="9pt" style:font-weight-complex="normal"/>
    </style:style>
    <style:style style:name="P21" style:family="paragraph" style:parent-style-name="Standard" style:list-style-name="L1">
      <style:text-properties style:font-name="Calibri Light2" fo:font-size="9pt" fo:font-weight="normal" officeooo:rsid="001a36c9" officeooo:paragraph-rsid="001f4dcb" style:font-size-asian="9pt" style:font-weight-asian="normal" style:font-name-complex="Calibri Light1" style:font-size-complex="9pt" style:font-weight-complex="normal"/>
    </style:style>
    <style:style style:name="P22" style:family="paragraph" style:parent-style-name="Standard" style:list-style-name="L1">
      <style:text-properties style:font-name="Calibri Light2" fo:font-size="9pt" fo:font-weight="normal" officeooo:rsid="001d3cf3" officeooo:paragraph-rsid="001d3cf3" style:font-size-asian="9pt" style:font-weight-asian="normal" style:font-name-complex="Calibri Light1" style:font-size-complex="9pt" style:font-weight-complex="normal"/>
    </style:style>
    <style:style style:name="P23" style:family="paragraph" style:parent-style-name="Standard" style:list-style-name="L1">
      <style:text-properties style:font-name="Calibri Light2" fo:font-size="9pt" fo:font-weight="normal" officeooo:rsid="001d3cf3" officeooo:paragraph-rsid="001d87ec" style:font-size-asian="9pt" style:font-weight-asian="normal" style:font-name-complex="Calibri Light1" style:font-size-complex="9pt" style:font-weight-complex="normal"/>
    </style:style>
    <style:style style:name="P24" style:family="paragraph" style:parent-style-name="Standard" style:list-style-name="L1">
      <style:text-properties style:font-name="Calibri Light2" fo:font-size="9pt" fo:font-weight="normal" officeooo:rsid="001f4dcb" officeooo:paragraph-rsid="001f4dcb" style:font-size-asian="9pt" style:font-weight-asian="normal" style:font-name-complex="Calibri Light1" style:font-size-complex="9pt" style:font-weight-complex="normal"/>
    </style:style>
    <style:style style:name="P25" style:family="paragraph" style:parent-style-name="Standard" style:list-style-name="L1">
      <style:text-properties style:font-name="Calibri Light2" fo:font-size="9pt" officeooo:rsid="001a36c9" officeooo:paragraph-rsid="001a36c9" style:font-size-asian="9pt" style:font-size-complex="9pt"/>
    </style:style>
    <style:style style:name="P26" style:family="paragraph" style:parent-style-name="Standard" style:list-style-name="L1">
      <style:text-properties style:font-name="Calibri Light2" fo:font-size="9pt" officeooo:rsid="001a36c9" officeooo:paragraph-rsid="001f4dcb" style:font-size-asian="9pt" style:font-size-complex="9pt"/>
    </style:style>
    <style:style style:name="P27" style:family="paragraph" style:parent-style-name="Standard" style:list-style-name="L1">
      <style:text-properties style:font-name="Calibri Light2" fo:font-size="9pt" officeooo:paragraph-rsid="001a36c9" style:font-size-asian="9pt" style:font-size-complex="9pt"/>
    </style:style>
    <style:style style:name="P28" style:family="paragraph" style:parent-style-name="Standard" style:list-style-name="L1">
      <style:text-properties style:font-name="Calibri Light2" fo:font-size="9pt" officeooo:rsid="001b1cc2" officeooo:paragraph-rsid="001b1cc2" style:font-size-asian="9pt" style:font-size-complex="9pt"/>
    </style:style>
    <style:style style:name="P29" style:family="paragraph" style:parent-style-name="Standard" style:list-style-name="L1">
      <style:text-properties style:font-name="Calibri Light2" fo:font-size="9pt" officeooo:rsid="001d87ec" officeooo:paragraph-rsid="001d87ec" style:font-size-asian="9pt" style:font-size-complex="9pt"/>
    </style:style>
    <style:style style:name="P30" style:family="paragraph" style:parent-style-name="Standard" style:list-style-name="L1">
      <style:paragraph-properties fo:margin-left="0cm" fo:margin-right="0cm" fo:text-indent="0cm" style:auto-text-indent="false"/>
      <style:text-properties style:font-name="Calibri Light2" fo:font-size="9pt" fo:font-style="italic" officeooo:rsid="001726ab" officeooo:paragraph-rsid="00183c92" style:font-size-asian="9pt" style:font-style-asian="italic" style:font-size-complex="9pt" style:font-style-complex="italic"/>
    </style:style>
    <style:style style:name="P31" style:family="paragraph" style:parent-style-name="Standard" style:list-style-name="L1">
      <style:paragraph-properties fo:margin-left="0cm" fo:margin-right="0cm" fo:text-indent="0cm" style:auto-text-indent="false"/>
      <style:text-properties style:font-name="Calibri Light2" fo:font-size="9pt" fo:font-style="italic" officeooo:rsid="001a36c9" officeooo:paragraph-rsid="001f4dcb" style:font-size-asian="9pt" style:font-style-asian="italic" style:font-size-complex="9pt" style:font-style-complex="italic"/>
    </style:style>
    <style:style style:name="T1" style:family="text">
      <style:text-properties fo:font-weight="bold" style:font-weight-asian="bold" style:font-name-complex="Calibri Light1"/>
    </style:style>
    <style:style style:name="T2" style:family="text">
      <style:text-properties fo:font-weight="bold" officeooo:rsid="001726ab" style:font-weight-asian="bold" style:font-name-complex="Calibri Light1"/>
    </style:style>
    <style:style style:name="T3" style:family="text">
      <style:text-properties fo:font-weight="bold" style:font-weight-asian="bold" style:font-name-complex="Calibri Light1" style:font-weight-complex="normal"/>
    </style:style>
    <style:style style:name="T4" style:family="text">
      <style:text-properties fo:font-weight="bold" officeooo:rsid="001b1cc2" style:font-weight-asian="bold" style:font-name-complex="Calibri Light1" style:font-weight-complex="normal"/>
    </style:style>
    <style:style style:name="T5" style:family="text">
      <style:text-properties fo:font-weight="bold" officeooo:rsid="001f4dcb" style:font-weight-asian="bold" style:font-name-complex="Calibri Light1" style:font-weight-complex="normal"/>
    </style:style>
    <style:style style:name="T6" style:family="text">
      <style:text-properties fo:font-weight="bold" style:font-weight-asian="bold" style:font-name-complex="Calibri Light1" style:font-weight-complex="bold"/>
    </style:style>
    <style:style style:name="T7" style:family="text">
      <style:text-properties fo:font-weight="bold" officeooo:rsid="001726ab" style:font-weight-asian="bold" style:font-name-complex="Calibri Light1" style:font-weight-complex="bold"/>
    </style:style>
    <style:style style:name="T8" style:family="text">
      <style:text-properties fo:font-weight="bold" officeooo:rsid="001d3cf3" style:font-weight-asian="bold" style:font-name-complex="Calibri Light1" style:font-weight-complex="bold"/>
    </style:style>
    <style:style style:name="T9" style:family="text">
      <style:text-properties fo:font-weight="bold" officeooo:rsid="001c745d" style:font-weight-asian="bold" style:font-name-complex="Calibri Light1"/>
    </style:style>
    <style:style style:name="T10" style:family="text">
      <style:text-properties fo:font-weight="bold" officeooo:rsid="001d3cf3" style:font-weight-asian="bold" style:font-name-complex="Calibri Light1"/>
    </style:style>
    <style:style style:name="T11" style:family="text">
      <style:text-properties fo:font-weight="bold" officeooo:rsid="001d87ec" style:font-weight-asian="bold" style:font-name-complex="Calibri Light1"/>
    </style:style>
    <style:style style:name="T12" style:family="text">
      <style:text-properties fo:font-weight="bold" officeooo:rsid="001f4dcb" style:font-weight-asian="bold" style:font-name-complex="Calibri Light1"/>
    </style:style>
    <style:style style:name="T13" style:family="text">
      <style:text-properties fo:font-weight="bold" officeooo:rsid="001b1cc2" style:font-weight-asian="bold" style:font-name-complex="Calibri Light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name-complex="Calibri Light1" style:font-weight-complex="normal"/>
    </style:style>
    <style:style style:name="T16" style:family="text">
      <style:text-properties fo:font-weight="normal" officeooo:rsid="001726ab" style:font-weight-asian="normal" style:font-name-complex="Calibri Light1" style:font-weight-complex="normal"/>
    </style:style>
    <style:style style:name="T17" style:family="text">
      <style:text-properties fo:font-weight="normal" officeooo:rsid="001aaa02" style:font-weight-asian="normal" style:font-name-complex="Calibri Light1" style:font-weight-complex="normal"/>
    </style:style>
    <style:style style:name="T18" style:family="text">
      <style:text-properties fo:font-weight="normal" officeooo:rsid="001b1cc2" style:font-weight-asian="normal" style:font-name-complex="Calibri Light1" style:font-weight-complex="normal"/>
    </style:style>
    <style:style style:name="T19" style:family="text">
      <style:text-properties fo:font-weight="normal" officeooo:rsid="00183c92" style:font-weight-asian="normal" style:font-name-complex="Calibri Light1" style:font-weight-complex="normal"/>
    </style:style>
    <style:style style:name="T20" style:family="text">
      <style:text-properties fo:font-weight="normal" officeooo:rsid="001a36c9" style:font-weight-asian="normal" style:font-name-complex="Calibri Light1" style:font-weight-complex="normal"/>
    </style:style>
    <style:style style:name="T21" style:family="text">
      <style:text-properties fo:font-weight="normal" officeooo:rsid="001c745d" style:font-weight-asian="normal" style:font-name-complex="Calibri Light1" style:font-weight-complex="normal"/>
    </style:style>
    <style:style style:name="T22" style:family="text">
      <style:text-properties fo:font-weight="normal" officeooo:rsid="001d3cf3" style:font-weight-asian="normal" style:font-name-complex="Calibri Light1" style:font-weight-complex="normal"/>
    </style:style>
    <style:style style:name="T23" style:family="text">
      <style:text-properties fo:font-weight="normal" officeooo:rsid="001d87ec" style:font-weight-asian="normal" style:font-name-complex="Calibri Light1" style:font-weight-complex="normal"/>
    </style:style>
    <style:style style:name="T24" style:family="text">
      <style:text-properties fo:font-weight="normal" officeooo:rsid="001f4dcb" style:font-weight-asian="normal" style:font-name-complex="Calibri Light1" style:font-weight-complex="normal"/>
    </style:style>
    <style:style style:name="T25" style:family="text">
      <style:text-properties fo:font-weight="normal" officeooo:rsid="0022ff7f" style:font-weight-asian="normal" style:font-name-complex="Calibri Light1" style:font-weight-complex="normal"/>
    </style:style>
    <style:style style:name="T26" style:family="text">
      <style:text-properties style:font-name-complex="Calibri Light1"/>
    </style:style>
    <style:style style:name="T27" style:family="text">
      <style:text-properties officeooo:rsid="001a36c9" style:font-name-complex="Calibri Light1"/>
    </style:style>
    <style:style style:name="T28" style:family="text">
      <style:text-properties officeooo:rsid="001b1cc2" style:font-name-complex="Calibri Light1"/>
    </style:style>
    <style:style style:name="T29" style:family="text">
      <style:text-properties officeooo:rsid="001726ab" style:font-name-complex="Calibri Light1"/>
    </style:style>
    <style:style style:name="T30" style:family="text">
      <style:text-properties officeooo:rsid="001c745d" style:font-name-complex="Calibri Light1"/>
    </style:style>
    <style:style style:name="T31" style:family="text">
      <style:text-properties officeooo:rsid="001f4dcb" style:font-name-complex="Calibri Light1"/>
    </style:style>
    <style:style style:name="T32" style:family="text">
      <style:text-properties officeooo:rsid="0022ff7f" style:font-name-complex="Calibri Light1"/>
    </style:style>
    <style:style style:name="T33" style:family="text">
      <style:text-properties officeooo:rsid="001b64c3"/>
    </style:style>
    <style:style style:name="T34" style:family="text">
      <style:text-properties officeooo:rsid="001c745d"/>
    </style:style>
    <style:style style:name="T35" style:family="text">
      <style:text-properties officeooo:rsid="001d3cf3"/>
    </style:style>
    <style:style style:name="T36" style:family="text">
      <style:text-properties fo:font-style="normal" fo:font-weight="normal" officeooo:rsid="001726ab" style:font-style-asian="normal" style:font-weight-asian="normal" style:font-name-complex="Calibri Light1" style:font-style-complex="normal" style:font-weight-complex="normal"/>
    </style:style>
    <style:style style:name="T37" style:family="text">
      <style:text-properties fo:color="#000000" loext:opacity="100%" fo:font-weight="normal" officeooo:rsid="001aaa02" style:font-weight-asian="normal" style:font-name-complex="Calibri Light1" style:font-weight-complex="normal"/>
    </style:style>
    <style:style style:name="T38" style:family="text">
      <style:text-properties fo:color="#000000" loext:opacity="100%" fo:font-weight="normal" officeooo:rsid="001726ab" style:font-weight-asian="normal" style:font-name-complex="Calibri Light1" style:font-weight-complex="normal"/>
    </style:style>
    <style:style style:name="T39" style:family="text">
      <style:text-properties fo:color="#000000" loext:opacity="100%" fo:font-weight="normal" officeooo:rsid="001d3cf3" style:font-weight-asian="normal" style:font-name-complex="Calibri Light1" style:font-weight-complex="normal"/>
    </style:style>
    <style:style style:name="T40" style:family="text">
      <style:text-properties officeooo:rsid="001f4dc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33">Creación de Tablas -</text:span> MySQL</text:p>
      <text:p text:style-name="P5"><text:span text:style-name="T26">Realiza los siguientes ejercicios prácticos en Mysql Workbench a partir de la base de datos </text:span><text:span text:style-name="T30">CONCESIONARIO</text:span><text:span text:style-name="T26">.</text:span></text:p>
      <text:p text:style-name="P1"><text:span text:style-name="T1">Ejercicio 1.- </text:span><text:span text:style-name="T15">Crea una BD de nombre </text:span><text:span text:style-name="T21">CONCESIONARIO</text:span><text:span text:style-name="T15">.</text:span></text:p>
      <text:p text:style-name="P2"><text:span text:style-name="T2">Ejercicio 2.- </text:span><text:span text:style-name="T16">Crea una tabla </text:span><text:span text:style-name="T21">COCHE</text:span><text:span text:style-name="T16"> en la base de datos </text:span><text:span text:style-name="T21">CONCESIONARIO </text:span><text:span text:style-name="T23">y a</text:span><text:span text:style-name="T16">ñade las siguientes columna</text:span><text:span text:style-name="T23">s:</text:span></text:p>
      <text:list text:style-name="L1">
        <text:list-item>
          <text:p text:style-name="P11"><text:span text:style-name="T9">ID</text:span><text:span text:style-name="T1">: </text:span><text:span text:style-name="T15">identificador de tipo numérico (PK)</text:span></text:p>
          <text:list>
            <text:list-item>
              <text:list>
                <text:list-item>
                  <text:p text:style-name="P20">El campo ID deberá ser un valor que incremente de forma automática y comience por el número <text:span text:style-name="T34">2000</text:span></text:p>
                </text:list-item>
              </text:list>
            </text:list-item>
          </text:list>
        </text:list-item>
        <text:list-item>
          <text:p text:style-name="P11"><text:span text:style-name="T9">Matricula</text:span><text:span text:style-name="T1">: </text:span><text:span text:style-name="T17">contenido de tipo caracteres (</text:span><text:span text:style-name="T22">máximo </text:span><text:span text:style-name="T21">8 caracteres</text:span><text:span text:style-name="T17">)</text:span></text:p>
          <text:list>
            <text:list-item>
              <text:list>
                <text:list-item>
                  <text:p text:style-name="P25"><text:span text:style-name="T17">E</text:span><text:span text:style-name="T15">l campo </text:span><text:span text:style-name="T22">Matrícula</text:span><text:span text:style-name="T15"> </text:span><text:span text:style-name="T22">deberá tener exactamente 8 caracteres</text:span></text:p>
                </text:list-item>
                <text:list-item>
                  <text:p text:style-name="P22">El campo Matrícula deberá contener el símbolo “-”</text:p>
                </text:list-item>
                <text:list-item>
                  <text:p text:style-name="P22">El campo Matrícula será un campo único</text:p>
                </text:list-item>
              </text:list>
            </text:list-item>
          </text:list>
        </text:list-item>
        <text:list-item>
          <text:p text:style-name="P14"><text:span text:style-name="T10">Precio</text:span><text:span text:style-name="T2">: </text:span><text:span text:style-name="T17">contenido de tipo </text:span><text:span text:style-name="T16">decimal</text:span><text:span text:style-name="T17"> (</text:span><text:span text:style-name="T16">2 decimales</text:span><text:span text:style-name="T17">)</text:span></text:p>
          <text:list>
            <text:list-item>
              <text:list>
                <text:list-item>
                  <text:p text:style-name="P25"><text:span text:style-name="T17">E</text:span><text:span text:style-name="T15">l campo </text:span><text:span text:style-name="T22">Precio</text:span><text:span text:style-name="T15"> deberá </text:span><text:span text:style-name="T22">estar entre 10000,</text:span><text:span text:style-name="T23">00</text:span><text:span text:style-name="T22"> y 100000,</text:span><text:span text:style-name="T23">00</text:span><text:span text:style-name="T15"> (ambos incluidos)</text:span></text:p>
                </text:list-item>
              </text:list>
            </text:list-item>
          </text:list>
        </text:list-item>
        <text:list-item>
          <text:p text:style-name="P17"><text:span text:style-name="T14">Color:</text:span> contenido con 5 valores posibles <text:s/>(<text:span text:style-name="T35">n</text:span>egro, <text:span text:style-name="T35">b</text:span>lanco, azul, rojo o gris)</text:p>
          <text:list>
            <text:list-item>
              <text:list>
                <text:list-item>
                  <text:p text:style-name="P27"><text:span text:style-name="T37">E</text:span><text:span text:style-name="T38">l </text:span><text:span text:style-name="T39">campo Color tendrá por defecto el valor “negro”</text:span></text:p>
                </text:list-item>
              </text:list>
            </text:list-item>
          </text:list>
          <text:p text:style-name="P30"><text:span text:style-name="T15">*</text:span><text:span text:style-name="T19">Todos los campos podrán contener valores NULL, a excepción del ID </text:span><text:span text:style-name="T20">y la </text:span><text:span text:style-name="T23">Matrícula de los coches</text:span></text:p>
        </text:list-item>
      </text:list>
      <text:p text:style-name="P2"><text:span text:style-name="T2">Ejercicio </text:span><text:span text:style-name="T11">3.</text:span><text:span text:style-name="T7">-</text:span><text:span text:style-name="T2"> </text:span><text:span text:style-name="T16">Crea una tabla </text:span><text:span text:style-name="T22">VENDEDOR</text:span><text:span text:style-name="T16"> en la base de datos </text:span><text:span text:style-name="T22">CONCESIONARIO </text:span><text:span text:style-name="T23">a</text:span><text:span text:style-name="T16">ñade las siguientes columnas:</text:span></text:p>
      <text:list text:continue-numbering="true" text:style-name="L1">
        <text:list-item>
          <text:p text:style-name="P14"><text:span text:style-name="T2">DNI: </text:span><text:span text:style-name="T16">identificador de tipo caracteres </text:span><text:span text:style-name="T22">(máximo 9 caracteres)</text:span><text:span text:style-name="T16"> (PK)</text:span></text:p>
          <text:list>
            <text:list-item>
              <text:list>
                <text:list-item>
                  <text:p text:style-name="P25"><text:span text:style-name="T16">E</text:span><text:span text:style-name="T15">l campo DNI deberá </text:span><text:span text:style-name="T22">tener ex</text:span><text:span text:style-name="T23">a</text:span><text:span text:style-name="T22">ctamente 9 caracteres</text:span></text:p>
                </text:list-item>
              </text:list>
            </text:list-item>
          </text:list>
        </text:list-item>
        <text:list-item>
          <text:p text:style-name="P11"><text:span text:style-name="T1">Nombre: </text:span><text:span text:style-name="T17">contenido de tipo caracteres (máximo </text:span><text:span text:style-name="T22">10</text:span><text:span text:style-name="T17"> caracteres)</text:span></text:p>
          <text:list>
            <text:list-item>
              <text:list>
                <text:list-item>
                  <text:p text:style-name="P28"><text:span text:style-name="T17">E</text:span><text:span text:style-name="T15">l campo Nombre </text:span><text:span text:style-name="T22">deberá </text:span><text:span text:style-name="T23">con</text:span><text:span text:style-name="T22">tener dos vocales iguales (mínimo)</text:span></text:p>
                </text:list-item>
                <text:list-item>
                  <text:p text:style-name="P29"><text:span text:style-name="T22">E</text:span><text:span text:style-name="T15">l campo Nombre deberá contener las letras “a” y “r”</text:span></text:p>
                </text:list-item>
              </text:list>
            </text:list-item>
          </text:list>
        </text:list-item>
        <text:list-item>
          <text:p text:style-name="P12"><text:span text:style-name="T4">Apellido</text:span><text:span text:style-name="T3">: </text:span><text:span text:style-name="T17">contenido de tipo caracteres (máximo </text:span><text:span text:style-name="T18">20</text:span><text:span text:style-name="T17"> caracteres)</text:span></text:p>
          <text:list>
            <text:list-item>
              <text:list>
                <text:list-item>
                  <text:p text:style-name="P28"><text:span text:style-name="T17">El campo </text:span><text:span text:style-name="T15">Apellido</text:span><text:span text:style-name="T17">, </text:span><text:span text:style-name="T15">deberá </text:span><text:span text:style-name="T22">comenzar o terminar por la letra “s”</text:span></text:p>
                </text:list-item>
                <text:list-item>
                  <text:p text:style-name="P22">El campo Apellido deberá tener 8 caracteres (mínimo)</text:p>
                </text:list-item>
              </text:list>
            </text:list-item>
          </text:list>
        </text:list-item>
        <text:list-item>
          <text:p text:style-name="P18"><text:span text:style-name="T29">D</text:span><text:span text:style-name="T26">irección: </text:span><text:span text:style-name="T17">contenido de tipo caracteres (máximo </text:span><text:span text:style-name="T15">100</text:span><text:span text:style-name="T17"> caracteres)</text:span></text:p>
          <text:list>
            <text:list-item>
              <text:list>
                <text:list-item>
                  <text:p text:style-name="P23">El campo Dirección deberá contener la palabra “avenida” o “calle”</text:p>
                </text:list-item>
                <text:list-item>
                  <text:p text:style-name="P23">El campo Dirección deberá contener la palabra “bloque” o “número”</text:p>
                </text:list-item>
              </text:list>
            </text:list-item>
          </text:list>
        </text:list-item>
        <text:list-item>
          <text:p text:style-name="P16"><text:span text:style-name="T8">Email</text:span><text:span text:style-name="T6">:</text:span><text:span text:style-name="T15"> </text:span><text:span text:style-name="T17">contenido de tipo caracteres (máximo </text:span><text:span text:style-name="T18">20</text:span><text:span text:style-name="T17"> caracteres)</text:span></text:p>
          <text:list>
            <text:list-item>
              <text:list>
                <text:list-item>
                  <text:p text:style-name="P23">El campo Email deberá con tener el símbolo “@”</text:p>
                </text:list-item>
                <text:list-item>
                  <text:p text:style-name="P23">El Email deberá ser “gmail” o ”hotmail”</text:p>
                </text:list-item>
                <text:list-item>
                  <text:p text:style-name="P23">El campo Email deberá con terminar por “.com” o “.es”</text:p>
                </text:list-item>
              </text:list>
            </text:list-item>
          </text:list>
        </text:list-item>
      </text:list>
      <text:p text:style-name="P7"><text:span text:style-name="T16">*</text:span><text:span text:style-name="T19">Todos los campos podrán contener valores NULL, a excepción del DNI, </text:span><text:span text:style-name="T23">Nombre e Email</text:span></text:p>
      <text:p text:style-name="P4"><text:span text:style-name="T2">Ejercicio </text:span><text:span text:style-name="T11">4</text:span><text:span text:style-name="T2">.- </text:span><text:span text:style-name="T16">Crea una tabla </text:span><text:span text:style-name="T22">VEN</text:span><text:span text:style-name="T23">TA</text:span><text:span text:style-name="T16"> en la base de datos </text:span><text:span text:style-name="T22">CONCESIONARIO </text:span><text:span text:style-name="T23">a</text:span><text:span text:style-name="T36">ñade las siguientes columnas:</text:span></text:p>
      <text:list text:continue-numbering="true" text:style-name="L1">
        <text:list-item>
          <text:p text:style-name="P15"><text:span text:style-name="T12">ID_venta</text:span><text:span text:style-name="T2">: </text:span><text:span text:style-name="T16">identificador de tipo </text:span><text:span text:style-name="T24">numérico</text:span><text:span text:style-name="T16"> (PK)</text:span></text:p>
          <text:list>
            <text:list-item>
              <text:list>
                <text:list-item>
                  <text:p text:style-name="P21"><text:span text:style-name="T35">El campo ID deberá ser un valor que incremente de forma automática y comience por el número </text:span><text:span text:style-name="T40">1</text:span></text:p>
                </text:list-item>
              </text:list>
            </text:list-item>
          </text:list>
        </text:list-item>
        <text:list-item>
          <text:p text:style-name="P13"><text:span text:style-name="T12">Coche</text:span><text:span text:style-name="T1">: </text:span><text:span text:style-name="T17"><text:s/></text:span><text:span text:style-name="T15">identificador de tipo numérico</text:span></text:p>
        </text:list-item>
        <text:list-item>
          <text:p text:style-name="P13"><text:soft-page-break/><text:span text:style-name="T5">Empleado</text:span><text:span text:style-name="T3">: </text:span><text:span text:style-name="T15">identificador de tipo caracteres </text:span><text:span text:style-name="T22">(máximo 9 caracteres)</text:span></text:p>
          <text:list>
            <text:list-item>
              <text:list>
                <text:list-item>
                  <text:p text:style-name="P26"><text:span text:style-name="T16">E</text:span><text:span text:style-name="T22">l campo </text:span><text:span text:style-name="T25">Empleado</text:span><text:span text:style-name="T22"> deberá tener ex</text:span><text:span text:style-name="T23">a</text:span><text:span text:style-name="T22">ctamente 9 caracteres</text:span></text:p>
                </text:list-item>
              </text:list>
            </text:list-item>
          </text:list>
        </text:list-item>
        <text:list-item>
          <text:p text:style-name="P19"><text:span text:style-name="T31">Fecha_venta</text:span><text:span text:style-name="T26">: </text:span><text:span text:style-name="T17">contenido de tipo </text:span><text:span text:style-name="T24">fecha</text:span></text:p>
          <text:list>
            <text:list-item>
              <text:list>
                <text:list-item>
                  <text:p text:style-name="P24">El campo Fecha_venta deberá tener tener un mes correspondiente a uno de los meses de verano</text:p>
                  <text:list>
                    <text:list-header>
                      <text:p text:style-name="P31"><text:span text:style-name="T16">*</text:span><text:span text:style-name="T24">Ninguno de</text:span><text:span text:style-name="T19"> los campos podrá contener valores NULL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6"><text:span text:style-name="T1">Ejercicio </text:span><text:span text:style-name="T12">5</text:span><text:span text:style-name="T1">.- </text:span><text:span text:style-name="T18">Haz</text:span><text:span text:style-name="T28"> que la columna </text:span><text:span text:style-name="T31">Coche</text:span><text:span text:style-name="T28"> de la tabla </text:span><text:span text:style-name="T31">VENTA</text:span><text:span text:style-name="T28"> </text:span><text:span text:style-name="T31">referencie como clave foránea a la PK de la tabla</text:span><text:span text:style-name="T28"> </text:span><text:span text:style-name="T31">COCHE</text:span><text:span text:style-name="T28">.</text:span></text:p>
      <text:p text:style-name="P6"><text:span text:style-name="T13">Ejercicio </text:span><text:span text:style-name="T12">6.</text:span><text:span text:style-name="T13">- </text:span><text:span text:style-name="T18">Haz</text:span><text:span text:style-name="T28"> que la columna </text:span><text:span text:style-name="T31">Empleado</text:span><text:span text:style-name="T28"> de la tabla </text:span><text:span text:style-name="T31">VENTA</text:span><text:span text:style-name="T28"> </text:span><text:span text:style-name="T31">referencie como clave foránea a la PK de la tabla</text:span><text:span text:style-name="T28"> </text:span><text:span text:style-name="T32">VENDEDOR</text:span><text:span text:style-name="T28">.</text:span></text:p>
      <text:p text:style-name="P3"><text:span text:style-name="T1">Ejercicios </text:span><text:span text:style-name="T12">7</text:span><text:span text:style-name="T1">.- </text:span><text:span text:style-name="T26">Inserta </text:span><text:span text:style-name="T31">3</text:span><text:span text:style-name="T26"> filas de datos en cada una de las tablas </text:span><text:span text:style-name="T31">y </text:span><text:span text:style-name="T27">comprueba que los datos se han insertado correctamente.</text:span></text:p>
      <text:p text:style-name="P8"/>
      <text:p text:style-name="P8"/>
      <text:p text:style-name="P8"/>
      <text:p text:style-name="P9">CREATE DATABASE CONCESIONARIO;<text:line-break/>USE CONCESIONARIO;<text:line-break/><text:line-break/>CREATE TABLE COCHE(</text:p>
      <text:p text:style-name="P9">ID INT AUTO_INCREMENT PRIMARY KEY,<text:line-break/>MATRICULA VARCHAR(8) CONSTRAINT `CHK_MATRICULA` CHECK(CHAR_LENGTH(MATRICULA)=8 AND MATRICULA LIKE "%-%") UNIQUE,<text:line-break/>PRECIO DECIMAL(8,2) CONSTRAINT `CHK_PRECIO` CHECK(PRECIO BETWEEN 10000 AND 100000),<text:line-break/>COLOR ENUM ("NEGRO", "BLANCO", "AZUL", "ROJO", "GRIS") DEFAULT "NEGRO"<text:line-break/>)AUTO_INCREMENT=2000;<text:line-break/><text:line-break/>CREATE TABLE VENDEDOR(<text:line-break/>DNI VARCHAR(9) PRIMARY KEY CONSTRAINT CHK_DNI CHECK(CHAR_LENGTH(DNI)=9),<text:line-break/>NOMBRE VARCHAR(10) CONSTRAINT CHK_NOMBRE CHECK((NOMBRE LIKE "%A%A%" OR NOMBRE LIKE "%E%E%" OR NOMBRE LIKE "%I%I%" OR NOMBRE LIKE "%O%O%" OR NOMBRE LIKE "%U%U%") AND (NOMBRE LIKE "%r%" and nombre like "%a%")),<text:line-break/>APELLIDO VARCHAR(20) CONSTRAINT CHK_APELLIDO CHECK((APELLIDO LIKE "%s" or APELLIDO LIKE "s%") and char_length(apellido)&gt;=8),<text:line-break/>DIRECCION VARCHAR(100) CONSTRAINT CHK_DIR CHECK((DIRECCION LIKE "%AVENIDA%" OR DIRECCION LIKE "%CALLE%") AND (DIRECCION LIKE "%BLOQUE%" OR DIRECCION LIKE "%NUMERO%")),<text:line-break/>EMAIL VARCHAR(20) CONSTRAINT CHK_EMAIL CHECK(EMAIL LIKE "%@%" AND (EMAIL LIKE "%HOTMAIL%" OR EMAIL LIKE "%GMAIL%") AND (EMAIL LIKE "%.COM" OR EMAIL LIKE "%.ES"))<text:line-break/>);<text:line-break/><text:line-break/>CREATE TABLE VENTA(<text:line-break/>ID_VENTA INT PRIMARY KEY AUTO_INCREMENT,<text:line-break/>COCHE INT NOT NULL,<text:line-break/>EMPLEADO VARCHAR(9) CONSTRAINT CHK_EMP CHECK(CHAR_LENGTH(EMPLEADO)=9) NOT NULL,<text:line-break/>FECHA_VENTA DATE CONSTRAINT CHK_FECHA CHECK(MONTH(FECHA_VENTA) BETWEEN 6 AND 9) NOT NULL<text:line-break/>);<text:line-break/><text:line-break/>ALTER TABLE VENTA ADD CONSTRAINT FK_COCHE foreign key (coche) references coche(id);<text:line-break/>ALTER TABLE VENTA ADD CONSTRAINT FK_empleado foreign key (EMPLEADO) references VENDEDOR(DNI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 Light2" svg:font-family="'Calibri Light'" style:font-adornments="Regular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Title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charset="x-symbol" fo:font-size="9pt" style:font-name-asian="OpenSymbol" style:font-family-asian="OpenSymbol" style:font-charset-asian="x-symbol" style:font-size-asian="7.84999990463257pt" style:font-name-complex="OpenSymbol" style:font-family-complex="OpenSymbol" style:font-charset-complex="x-symbol" style:font-size-complex="9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401cm" fo:margin-right="1.4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rofesor</meta:initial-creator>
    <meta:editing-cycles>14</meta:editing-cycles>
    <meta:creation-date>2020-02-04T19:59:00</meta:creation-date>
    <dc:date>2024-12-19T08:34:40.171000000</dc:date>
    <dc:language>es-ES</dc:language>
    <meta:editing-duration>PT1H26M54S</meta:editing-duration>
    <meta:generator>LibreOffice/7.6.5.2$Windows_X86_64 LibreOffice_project/38d5f62f85355c192ef5f1dd47c5c0c0c6d6598b</meta:generator>
    <meta:document-statistic meta:table-count="0" meta:image-count="0" meta:object-count="0" meta:page-count="2" meta:paragraph-count="46" meta:word-count="702" meta:character-count="4547" meta:non-whitespace-character-count="3919"/>
    <meta:user-defined meta:name="AppVersion">16.0000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